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69e2" officeooo:paragraph-rsid="001569e2"/>
    </style:style>
    <style:style style:name="P2" style:family="paragraph" style:parent-style-name="Standard">
      <style:text-properties officeooo:rsid="001569e2" officeooo:paragraph-rsid="0015fd0e"/>
    </style:style>
    <style:style style:name="P3" style:family="paragraph" style:parent-style-name="Standard">
      <style:text-properties fo:font-weight="normal" officeooo:rsid="0015fd0e" officeooo:paragraph-rsid="0015fd0e" style:font-weight-asian="normal" style:font-weight-complex="normal"/>
    </style:style>
    <style:style style:name="P4" style:family="paragraph" style:parent-style-name="Standard">
      <style:text-properties fo:font-weight="normal" officeooo:rsid="001b25e2" officeooo:paragraph-rsid="001b25e2" style:font-weight-asian="normal" style:font-weight-complex="normal"/>
    </style:style>
    <style:style style:name="P5" style:family="paragraph" style:parent-style-name="Standard">
      <style:text-properties fo:font-weight="normal" officeooo:rsid="001972ce" officeooo:paragraph-rsid="001972ce" style:font-weight-asian="normal" style:font-weight-complex="normal"/>
    </style:style>
    <style:style style:name="P6" style:family="paragraph" style:parent-style-name="Standard">
      <style:text-properties fo:font-weight="bold" officeooo:rsid="001b25e2" officeooo:paragraph-rsid="001b25e2" style:font-weight-asian="bold" style:font-weight-complex="bold"/>
    </style:style>
    <style:style style:name="P7" style:family="paragraph" style:parent-style-name="Standard">
      <style:text-properties fo:font-weight="bold" officeooo:rsid="0015fd0e" officeooo:paragraph-rsid="0015fd0e" style:font-weight-asian="bold" style:font-weight-complex="bold"/>
    </style:style>
    <style:style style:name="P8" style:family="paragraph" style:parent-style-name="Standard">
      <style:text-properties fo:font-weight="bold" officeooo:rsid="001972ce" officeooo:paragraph-rsid="001972ce" style:font-weight-asian="bold" style:font-weight-complex="bold"/>
    </style:style>
    <style:style style:name="P9" style:family="paragraph" style:parent-style-name="Standard">
      <style:text-properties fo:font-weight="bold" officeooo:rsid="0021754e" officeooo:paragraph-rsid="0021754e" style:font-weight-asian="bold" style:font-weight-complex="bold"/>
    </style:style>
    <style:style style:name="P10" style:family="paragraph" style:parent-style-name="Standard">
      <style:text-properties fo:font-weight="bold" officeooo:rsid="001569e2" officeooo:paragraph-rsid="001569e2" style:font-weight-asian="bold" style:font-weight-complex="bold"/>
    </style:style>
    <style:style style:name="P11" style:family="paragraph" style:parent-style-name="Standard">
      <style:text-properties fo:font-weight="bold" officeooo:rsid="002cff89" officeooo:paragraph-rsid="002cff89" style:font-weight-asian="bold" style:font-weight-complex="bold"/>
    </style:style>
    <style:style style:name="P12" style:family="paragraph" style:parent-style-name="Standard">
      <style:text-properties officeooo:paragraph-rsid="001f1177"/>
    </style:style>
    <style:style style:name="P13" style:family="paragraph" style:parent-style-name="Standard">
      <style:text-properties fo:font-weight="bold" officeooo:rsid="001569e2" officeooo:paragraph-rsid="0015fd0e" style:font-weight-asian="bold" style:font-weight-complex="bold"/>
    </style:style>
    <style:style style:name="P14" style:family="paragraph" style:parent-style-name="Standard">
      <style:text-properties fo:font-weight="bold" officeooo:rsid="002c0079" officeooo:paragraph-rsid="002c0079" style:font-weight-asian="bold" style:font-weight-complex="bold"/>
    </style:style>
    <style:style style:name="P15" style:family="paragraph" style:parent-style-name="Standard" style:list-style-name="List_20_1">
      <style:text-properties fo:font-weight="bold" officeooo:rsid="0029fc8a" officeooo:paragraph-rsid="0029fc8a" style:font-weight-asian="bold" style:font-weight-complex="bold"/>
    </style:style>
    <style:style style:name="P16" style:family="paragraph" style:parent-style-name="Standard" style:list-style-name="List_20_1">
      <style:text-properties fo:font-weight="bold" officeooo:rsid="002ed423" officeooo:paragraph-rsid="002ed423" style:font-weight-asian="bold" style:font-weight-complex="bold"/>
    </style:style>
    <style:style style:name="P17" style:family="paragraph" style:parent-style-name="Standard" style:list-style-name="List_20_1">
      <style:text-properties fo:font-weight="normal" officeooo:rsid="002c0079" officeooo:paragraph-rsid="002c0079" style:font-weight-asian="normal" style:font-weight-complex="normal"/>
    </style:style>
    <style:style style:name="P18" style:family="paragraph" style:parent-style-name="Standard" style:list-style-name="List_20_1">
      <style:text-properties fo:font-weight="normal" officeooo:rsid="001972ce" officeooo:paragraph-rsid="001972ce" style:font-weight-asian="normal" style:font-weight-complex="normal"/>
    </style:style>
    <style:style style:name="P19" style:family="paragraph" style:parent-style-name="Standard">
      <style:text-properties fo:font-weight="normal" officeooo:rsid="001972ce" officeooo:paragraph-rsid="001972ce" style:font-weight-asian="normal" style:font-weight-complex="normal"/>
    </style:style>
    <style:style style:name="P20" style:family="paragraph" style:parent-style-name="Standard" style:list-style-name="List_20_1">
      <style:text-properties fo:font-weight="normal" officeooo:rsid="001f1177" officeooo:paragraph-rsid="001f1177" style:font-weight-asian="normal" style:font-weight-complex="normal"/>
    </style:style>
    <style:style style:name="P21" style:family="paragraph" style:parent-style-name="Standard">
      <style:text-properties fo:font-weight="normal" officeooo:rsid="001f1177" officeooo:paragraph-rsid="001f1177" style:font-weight-asian="normal" style:font-weight-complex="normal"/>
    </style:style>
    <style:style style:name="P22" style:family="paragraph" style:parent-style-name="Standard" style:list-style-name="List_20_1">
      <style:text-properties fo:font-weight="normal" officeooo:rsid="00289563" officeooo:paragraph-rsid="00289563" style:font-weight-asian="normal" style:font-weight-complex="normal"/>
    </style:style>
    <style:style style:name="P23" style:family="paragraph" style:parent-style-name="Standard" style:list-style-name="List_20_1">
      <style:text-properties fo:font-weight="normal" officeooo:rsid="002b6fa8" officeooo:paragraph-rsid="002b6fa8" style:font-weight-asian="normal" style:font-weight-complex="normal"/>
    </style:style>
    <style:style style:name="P24" style:family="paragraph" style:parent-style-name="Standard" style:list-style-name="List_20_1">
      <style:text-properties fo:font-weight="normal" officeooo:rsid="002837b1" officeooo:paragraph-rsid="002837b1" style:font-weight-asian="normal" style:font-weight-complex="normal"/>
    </style:style>
    <style:style style:name="P25" style:family="paragraph" style:parent-style-name="Standard">
      <style:text-properties fo:font-weight="normal" officeooo:rsid="0030d5ed" officeooo:paragraph-rsid="0030d5ed" style:font-weight-asian="normal" style:font-weight-complex="normal"/>
    </style:style>
    <style:style style:name="P26" style:family="paragraph" style:parent-style-name="Standard">
      <style:text-properties fo:font-weight="normal" officeooo:rsid="0032a8be" officeooo:paragraph-rsid="0032a8be" style:font-weight-asian="normal" style:font-weight-complex="normal"/>
    </style:style>
    <style:style style:name="P27" style:family="paragraph" style:parent-style-name="Standard">
      <style:text-properties officeooo:paragraph-rsid="0032a8be"/>
    </style:style>
    <style:style style:name="T1" style:family="text">
      <style:text-properties fo:font-weight="bold" style:font-weight-asian="bold" style:font-weight-complex="bold"/>
    </style:style>
    <style:style style:name="T2" style:family="text">
      <style:text-properties fo:font-weight="bold" officeooo:rsid="0015fd0e" style:font-weight-asian="bold" style:font-weight-complex="bold"/>
    </style:style>
    <style:style style:name="T3" style:family="text">
      <style:text-properties officeooo:rsid="0017934b"/>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1df7ea" style:font-style-asian="italic" style:font-style-complex="italic"/>
    </style:style>
    <style:style style:name="T7" style:family="text">
      <style:text-properties fo:font-weight="normal" officeooo:rsid="001f1177" style:font-weight-asian="normal" style:font-weight-complex="normal"/>
    </style:style>
    <style:style style:name="T8" style:family="text">
      <style:text-properties fo:font-weight="normal" officeooo:rsid="0032a8be" style:font-weight-asian="normal" style:font-weight-complex="normal"/>
    </style:style>
    <style:style style:name="T9" style:family="text">
      <style:text-properties officeooo:rsid="00204c8f"/>
    </style:style>
    <style:style style:name="T10" style:family="text">
      <style:text-properties officeooo:rsid="0023826e"/>
    </style:style>
    <style:style style:name="T11" style:family="text">
      <style:text-properties officeooo:rsid="002452c4"/>
    </style:style>
    <style:style style:name="T12" style:family="text">
      <style:text-properties officeooo:rsid="0025c2b7"/>
    </style:style>
    <style:style style:name="T13" style:family="text">
      <style:text-properties officeooo:rsid="00288bca"/>
    </style:style>
    <style:style style:name="T14" style:family="text">
      <style:text-properties officeooo:rsid="002a818d"/>
    </style:style>
    <style:style style:name="T15" style:family="text">
      <style:text-properties officeooo:rsid="002f80a4"/>
    </style:style>
    <style:style style:name="T16" style:family="text">
      <style:text-properties officeooo:rsid="0030d5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iet Aware Shopping Assistant</text:p>
      <text:p text:style-name="P1"/>
      <text:p text:style-name="P10">What is the Shopping Assistant?</text:p>
      <text:p text:style-name="P2">An electronic shopping assistant that is responsible for recommending shopping products to customers whilst conforming to their nutrition needs whether they have food-intolerance, allergies or for healthy eating reasons, <text:span text:style-name="T3">lifestyle-imposed constraints</text:span>. <text:span text:style-name="T1"><text:s/></text:span></text:p>
      <text:p text:style-name="P13"/>
      <text:p text:style-name="P14">What it should do?</text:p>
      <text:list xml:id="list4003065681" text:style-name="List_20_1">
        <text:list-item>
          <text:p text:style-name="P17">Customer must be able to apply preferences to products.</text:p>
        </text:list-item>
        <text:list-item>
          <text:p text:style-name="P17">UI should be less cluttered with text.</text:p>
        </text:list-item>
        <text:list-item>
          <text:p text:style-name="P17">Must implement functionality that will allow accessibility to become possible for impaired users and other user’s. </text:p>
        </text:list-item>
        <text:list-item>
          <text:p text:style-name="P17">i.e, Must serve to all user’s from a wide-range of ethnic backgrounds, and for those who have disability.</text:p>
        </text:list-item>
        <text:list-item>
          <text:p text:style-name="P17">Conform to the customer’s preferences.</text:p>
        </text:list-item>
        <text:list-item>
          <text:p text:style-name="P17">Recommend products that will allow the customer to perform a purchase again of the same product.</text:p>
        </text:list-item>
      </text:list>
      <text:p text:style-name="P7"/>
      <text:p text:style-name="P8">Purpose</text:p>
      <text:list xml:id="list183044991226371" text:continue-numbering="true" text:style-name="List_20_1">
        <text:list-item>
          <text:p text:style-name="P18">To avoid the need of browsing the whole store in order to make an informed decisions for searching for a grocery item or food that meets their dietary/nutrition needs.</text:p>
        </text:list-item>
      </text:list>
      <text:p text:style-name="P5"/>
      <text:list xml:id="list183044023959947" text:continue-numbering="true" text:style-name="List_20_1">
        <text:list-item>
          <text:p text:style-name="P15">Carefully conforming to customer’s preference</text:p>
        </text:list-item>
        <text:list-item>
          <text:p text:style-name="P20"><text:span text:style-name="T9">We need to make sure that the diet-aware shopping assistant recommends products by making judgements to the qualities that are specified by the customer, such as by making sure that the assistant provides a list of recommended products that meet their dietary needs, and other expectations that were specified by the customer </text:span><text:span text:style-name="T11">such as recommending products that have a stronger likelihood of being purchased by the customer according to their shopping habits, </text:span><text:span text:style-name="T12">and conforming to their budget </text:span><text:span text:style-name="T10">[1].</text:span></text:p>
          <text:p text:style-name="P22"/>
        </text:list-item>
        <text:list-item>
          <text:p text:style-name="P23">The customer’s quality indicators are prioritised first before costs.</text:p>
        </text:list-item>
        <text:list-item>
          <text:p text:style-name="P22"><text:span text:style-name="T14">The</text:span> customer’s preferences <text:span text:style-name="T14">allows better </text:span><text:span text:style-name="T16">or informative</text:span><text:span text:style-name="T14"> decision-making for the customer when making a purchase and increased likelihood of purchasing the same grocery item again.</text:span> <text:span text:style-name="T14">F</text:span>ailing to conform to their preferences can be detrimental to the retailer, or business.</text:p>
        </text:list-item>
        <text:list-item>
          <text:p text:style-name="P24">According to <text:s/>Fagerstrøm, A., Eriksson, N. and Sigurdsson, V, the main attribute that is heavily focused for recommending products to customers with a strong estimate is the use of quality indicators, by conducting such study, it has clearly shown that by just focusing on quality indicators it has allowed customers to make better decisions on selecting products that provide a healthier, less wasteful options etc., whilst conforming to their preferences, thus increasing the chance of making a purchase for the same product again <text:span text:style-name="T13">[1]</text:span>. Though it has shown that the product prices are the main negative factors that results the customer to turn away from the product [1].</text:p>
        </text:list-item>
      </text:list>
      <text:p text:style-name="P5"/>
      <text:p text:style-name="P9">Stakeholders involved</text:p>
      <text:list xml:id="list183044311345990" text:continue-numbering="true" text:style-name="List_20_1">
        <text:list-item>
          <text:p text:style-name="P16">Manager/<text:span text:style-name="T15">Owner</text:span> - </text:p>
        </text:list-item>
        <text:list-item>
          <text:p text:style-name="P16">Customer -</text:p>
        </text:list-item>
        <text:list-item>
          <text:p text:style-name="P18"/>
        </text:list-item>
      </text:list>
      <text:p text:style-name="P6">Target Audience</text:p>
      <text:p text:style-name="P4"><text:span text:style-name="T1">Late-teenagers</text:span> to <text:span text:style-name="T1">elders</text:span> with a <text:span text:style-name="T5">range</text:span> of disabilities. <text:span text:style-name="T6">Accessibility is priority.</text:span></text:p>
      <text:p text:style-name="P4"><text:span text:style-name="T1">Ideally 18 or over</text:span> would be interested with browsing for food that will meet their nutrition needs, and they are mature for purchasing items in store. </text:p>
      <text:p text:style-name="P3"/>
      <text:p text:style-name="P7">Healthy Eating Reasons</text:p>
      <text:p text:style-name="P2"><text:span text:style-name="T1">Electronic diet-aware shopping assistant must make sure that they recommend products t</text:span><text:span text:style-name="T2">hat conforms to the customer’s respective dietary needs.</text:span></text:p>
      <text:p text:style-name="P3"/>
      <text:p text:style-name="P8">Device</text:p>
      <text:p text:style-name="P5">Will be simply a touchscreen that is attached to the handlebar’s of the customer’s shopping basket.</text:p>
      <text:p text:style-name="P25">The dimension size of the touch screen is almost half the size of a4 paper.</text:p>
      <text:p text:style-name="P25"/>
      <text:p text:style-name="P5"/>
      <text:p text:style-name="P11">References</text:p>
      <text:p text:style-name="P12"><text:span text:style-name="T7">[1] </text:span>Fagerstrøm, A., Eriksson, N. and Sigurdsson, V., 2021. The Use of Mobile Apps to Facilitate Customers’ Choice-Making When Grocery Shopping. In <text:span text:style-name="T4">Smart Trends in Computing and Communications: Proceedings of SmartCom 2020</text:span> (pp. 39-47). Springer Singapore.</text:p>
      <text:p text:style-name="P21"/>
      <text:p text:style-name="P27"><text:span text:style-name="T8">[2] </text:span>Siawsolit, C., Seepun, S., Choi, J., Do, A. and Kao, Y., 2017. Personalized assistant for health-conscious grocery shoppers. In <text:span text:style-name="T4">Persuasive Technology: Development and Implementation of Personalized Technologies to Change Attitudes and Behaviors: 12th International Conference, PERSUASIVE 2017, Amsterdam, The Netherlands, April 4–6, 2017, Proceedings 12</text:span> (pp. 95-106). Springer International Publishing.</text:p>
      <text:p text:style-name="P26"/>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4T16:33:45.990201369</meta:creation-date>
    <meta:generator>LibreOffice/7.3.7.2$Linux_X86_64 LibreOffice_project/30$Build-2</meta:generator>
    <dc:date>2023-01-28T18:30:42.953612610</dc:date>
    <meta:editing-duration>PT1H32M53S</meta:editing-duration>
    <meta:editing-cycles>27</meta:editing-cycles>
    <meta:document-statistic meta:table-count="0" meta:image-count="0" meta:object-count="0" meta:page-count="1" meta:paragraph-count="33" meta:word-count="588" meta:character-count="3824" meta:non-whitespace-character-count="3278"/>
  </office:meta>
</office:document-meta>
</file>